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4E15631B084D23AF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SimSun1" svg:font-family="SimSun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Only-title">
      <style:graphic-properties draw:stroke="none" svg:stroke-width="0.026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Title_20_Only-notes">
      <style:graphic-properties draw:fill-color="#ffffff" fo:min-height="13.364cm"/>
      <style:paragraph-properties style:writing-mode="lr-tb"/>
    </style:style>
    <style:style style:name="pr3" style:family="presentation" style:parent-style-name="Title_20_and_20_Content-title">
      <style:graphic-properties draw:stroke="none" svg:stroke-width="0.026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4" style:family="presentation" style:parent-style-name="Title_20_and_20_Content-outline1">
      <style:graphic-properties draw:stroke="none" svg:stroke-width="0.026cm" draw:fill="none" draw:textarea-vertical-align="top" draw:auto-grow-height="false" draw:fit-to-size="false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6" style:family="presentation" style:parent-style-name="Title_20_and_20_Content-outline1">
      <style:graphic-properties draw:stroke="none" svg:stroke-width="0.026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 style:writing-mode="lr-tb"/>
    </style:style>
    <style:style style:name="P5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style:paragraph-properties fo:margin-left="0cm" fo:margin-right="0cm" fo:margin-top="0.19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22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language="en" fo:country="IN" fo:font-style="normal" style:text-underline-style="none" fo:font-weight="normal" style:font-name-asian="SimSun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IN" fo:font-style="normal" style:text-underline-style="none" fo:font-weight="normal" style:font-name-asian="SimSun1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IN" fo:font-style="normal" style:text-underline-style="none" fo:font-weight="normal" style:font-name-asian="SimSun1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IN" fo:font-style="normal" style:text-underline-style="none" fo:font-weight="normal" style:font-name-asian="SimSun1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IN" fo:font-style="normal" style:text-underline-style="none" fo:font-weight="normal" style:font-name-asian="SimSun1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IN" fo:font-style="normal" style:text-underline-style="none" fo:font-weight="normal" style:font-name-asian="SimSun1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>
        <draw:frame draw:name="Title 1" presentation:style-name="pr1" draw:text-style-name="P2" draw:layer="layout" svg:width="29.435cm" svg:height="18.857cm" svg:x="2.103cm" svg:y="1.014cm" presentation:class="title" presentation:user-transformed="true">
          <draw:text-box>
            <text:p text:style-name="P1"><text:span text:style-name="T1"><text:s text:c="31"/></text:span><text:span text:style-name="T1">Testing</text:span><text:span text:style-name="T1"><text:line-break/></text:span><text:span text:style-name="T1"><text:line-break/></text:span><text:span text:style-name="T2">MODULES:</text:span><text:span text:style-name="T2"><text:line-break/></text:span><text:span text:style-name="T2"><text:line-break/></text:span><text:span text:style-name="T3">product suggestion</text:span><text:span text:style-name="T3"><text:line-break/></text:span><text:span text:style-name="T3">security deposit</text:span><text:span text:style-name="T3"><text:line-break/></text:span><text:span text:style-name="T3">permanent buying of models</text:span><text:span text:style-name="T3"><text:line-break/></text:span><text:span text:style-name="T3">bulk ordering</text:span><text:span text:style-name="T3"><text:line-break/></text:span><text:span text:style-name="T3">upgrading a product</text:span><text:span text:style-name="T3"><text:line-break/></text:span><text:span text:style-name="T3">reminder message</text:span><text:span text:style-name="T3"><text:line-break/></text:span><text:span text:style-name="T3">premium membership</text:span><text:span text:style-name="T3"><text:line-break/></text:span><text:span text:style-name="T3">renewal</text:span><text:span text:style-name="T3"><text:line-break/></text:span><text:span text:style-name="T3">feedback</text:span><text:span text:style-name="T3"><text:line-break/></text:span><text:span text:style-name="T3">video tutorial</text:span><text:span text:style-name="T3"><text:line-break/></text:span><text:span text:style-name="T3">premium membership</text:span><text:span text:style-name="T3"><text:line-break/></text:span><text:span text:style-name="T3">product notification</text:span><text:span text:style-name="T3"><text:line-break/></text:span><text:span text:style-name="T3">updation/deletion/addition</text:span><text:span text:style-name="T3"><text:line-break/></text:span><text:span text:style-name="T3">sorting and filtering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nual testing :&#10;" draw:style-name="dp1" draw:master-page-name="Title_20_and_20_Content" presentation:presentation-page-layout-name="AL2T11">
        <draw:frame draw:name="Title 1" presentation:style-name="pr3" draw:text-style-name="P2" draw:layer="layout" svg:width="30.479cm" svg:height="1.617cm" svg:x="1.693cm" svg:y="0.529cm" presentation:class="title" presentation:user-transformed="true">
          <draw:text-box>
            <text:p text:style-name="P4"><text:span text:style-name="T2">Manual testing :</text:span><text:span text:style-name="T2"><text:line-break/></text:span><text:span text:style-name="T2"/></text:p>
          </draw:text-box>
        </draw:frame>
        <draw:frame draw:name="Content Placeholder 2" presentation:style-name="pr4" draw:text-style-name="P8" draw:layer="layout" svg:width="29.209cm" svg:height="14.512cm" svg:x="2.328cm" svg:y="2.646cm" presentation:class="outline" presentation:user-transformed="true">
          <draw:text-box>
            <text:list text:style-name="L3">
              <text:list-item>
                <text:p text:style-name="P5"><text:span text:style-name="T4">product suggestion</text:span></text:p>
              </text:list-item>
              <text:list-item>
                <text:p text:style-name="P5"><text:span text:style-name="T4">security deposit</text:span></text:p>
              </text:list-item>
              <text:list-item>
                <text:p text:style-name="P5"><text:span text:style-name="T4">permanent buying of models</text:span></text:p>
              </text:list-item>
              <text:list-item>
                <text:p text:style-name="P5"><text:span text:style-name="T4">premium membership</text:span></text:p>
              </text:list-item>
              <text:list-item>
                <text:p text:style-name="P5"><text:span text:style-name="T4">renewal</text:span></text:p>
              </text:list-item>
              <text:list-item>
                <text:p text:style-name="P5"><text:span text:style-name="T4">feedback</text:span></text:p>
              </text:list-item>
            </text:list>
            <text:p text:style-name="P6"><text:span text:style-name="T4"/></text:p>
            <text:p text:style-name="P7"><text:span text:style-name="T2">Automation testing:</text:span></text:p>
            <text:p text:style-name="P6"><text:span text:style-name="T4"/></text:p>
            <text:list text:style-name="L5">
              <text:list-item>
                <text:p text:style-name="P6"><text:span text:style-name="T4">updation/deletion/addition</text:span></text:p>
              </text:list-item>
              <text:list-item>
                <text:p text:style-name="P6"><text:span text:style-name="T4">sorting and filtering</text:span></text:p>
              </text:list-item>
              <text:list-item>
                <text:p text:style-name="P6"><text:span text:style-name="T4">bulk ordering</text:span></text:p>
              </text:list-item>
              <text:list-item>
                <text:p text:style-name="P6"><text:span text:style-name="T4">upgrading a product</text:span></text:p>
              </text:list-item>
              <text:list-item>
                <text:p text:style-name="P6"><text:span text:style-name="T4">reminder message</text:span></text:p>
              </text:list-item>
              <text:list-item>
                <text:p text:style-name="P6"><text:span text:style-name="T4">video tutorial</text:span></text:p>
              </text:list-item>
              <text:list-item>
                <text:p text:style-name="P6"><text:span text:style-name="T4">premium membership</text:span></text:p>
              </text:list-item>
              <text:list-item>
                <text:p text:style-name="P6"><text:span text:style-name="T4">product notification</text:span></text:p>
              </text:list-item>
            </text:list>
            <text:p text:style-name="P6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gration " draw:style-name="dp1" draw:master-page-name="Title_20_and_20_Content" presentation:presentation-page-layout-name="AL2T11">
        <draw:frame draw:name="Title 1" presentation:style-name="pr3" draw:text-style-name="P2" draw:layer="layout" svg:width="30.479cm" svg:height="2.483cm" svg:x="1.693cm" svg:y="0.529cm" presentation:class="title" presentation:user-transformed="true">
          <draw:text-box>
            <text:p text:style-name="P4"><text:span text:style-name="T5">Integration </text:span></text:p>
          </draw:text-box>
        </draw:frame>
        <draw:frame draw:name="Content Placeholder 2" presentation:style-name="pr6" draw:text-style-name="P8" draw:layer="layout" svg:width="30.479cm" svg:height="13.757cm" svg:x="1.693cm" svg:y="3.263cm" presentation:class="outline" presentation:user-transformed="true">
          <draw:text-box>
            <text:list text:style-name="L3">
              <text:list-item>
                <text:p text:style-name="P5"><text:span text:style-name="T4">product suggestion and sorting and filtering</text:span></text:p>
              </text:list-item>
              <text:list-item>
                <text:p text:style-name="P5"><text:span text:style-name="T4">security deposit, premium membership and renewal</text:span></text:p>
              </text:list-item>
              <text:list-item>
                <text:p text:style-name="P5"><text:span text:style-name="T4">updation/deletion/addition and upgrading product</text:span></text:p>
              </text:list-item>
              <text:list-item>
                <text:p text:style-name="P5"><text:span text:style-name="T4">buy/rental and bulk ordering</text:span></text:p>
              </text:list-item>
              <text:list-item>
                <text:p text:style-name="P5"><text:span text:style-name="T4">premium membership and renewal</text:span></text:p>
              </text:list-item>
              <text:list-item>
                <text:p text:style-name="P5"><text:span text:style-name="T4">reminder message and feedback</text:span></text:p>
              </text:list-item>
            </text:list>
            <text:p text:style-name="P6"><text:span text:style-name="T4"/></text:p>
            <text:p text:style-name="P6"><text:span text:style-name="T4"/></text:p>
            <text:p text:style-name="P9"><text:span text:style-name="T6">Approach:</text:span></text:p>
            <text:p text:style-name="P10"><text:span text:style-name="T4"><text:s/></text:span><text:span text:style-name="T4">Bottom-up approach can be done because in this, observation of test result is easier and integration testing for different modules at the same time is easy.</text:span><text:span text:style-name="T5"> <text:s text:c="36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SimSun1" svg:font-family="SimSun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imSun1" style:font-family-asian="SimSun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SimSun1" style:font-family-asian="SimSun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SimSun1" style:font-family-asian="SimSun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SimSun1" style:font-family-asian="SimSun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SimSun1" style:font-family-asian="SimSun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imSun1" style:font-family-asian="SimSun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SimSun1" style:font-family-asian="SimSun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SimSun1" style:font-family-asian="SimSun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SimSun1" style:font-family-asian="SimSun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SimSun1" style:font-family-asian="SimSun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.026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Only-title">
      <style:graphic-properties draw:stroke="none" svg:stroke-width="0.026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.026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.026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36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writing-mode="lr-tb"/>
      <style:text-properties fo:font-size="32pt"/>
    </style:style>
    <style:style style:name="MP10" style:family="paragraph">
      <style:paragraph-properties fo:margin-left="0cm" fo:margin-right="0cm" fo:margin-top="0.198cm" fo:margin-bottom="0cm" fo:line-height="100%" fo:text-align="start" fo:text-indent="0cm" style:writing-mode="lr-tb"/>
      <style:text-properties fo:font-size="32pt"/>
    </style:style>
    <style:style style:name="MP11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32p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32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normal" style:font-name-asian="SimSun1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font-name-asian="SimSun1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font-name-asian="SimSun1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font-name-asian="SimSun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font-name-asian="SimSun1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Only" style:display-name="Title Only" style:page-layout-name="PM1" draw:style-name="Mdp1">
      <draw:frame draw:name="Picture 9" draw:style-name="Mgr3" draw:text-style-name="MP5" draw:layer="backgroundobjects" svg:width="33.913cm" svg:height="19.049cm" svg:x="0cm" svg:y="0cm">
        <draw:image xlink:href="Pictures/1000000000000400000003004E15631B084D23AF.jpg" xlink:type="simple" xlink:show="embed" xlink:actuate="onLoad" draw:mime-type="image/jpeg">
          <text:p/>
        </draw:image>
      </draw:frame>
      <draw:frame draw:name="Title 1" presentation:style-name="Mpr1" draw:text-style-name="MP7" draw:layer="backgroundobjects" svg:width="30.479cm" svg:height="1.617cm" svg:x="1.693cm" svg:y="0.529cm" presentation:class="title" presentation:user-transformed="true">
        <draw:text-box>
          <text:p text:style-name="MP6"><text:span text:style-name="MT1">Click to edit Master title style</text:span></text:p>
        </draw:text-box>
      </draw:frame>
      <draw:frame draw:name="Date Placeholder 2" presentation:style-name="Mpr2" draw:text-style-name="MP8" draw:layer="backgroundobjects" svg:width="7.901cm" svg:height="1.322cm" svg:x="1.693cm" svg:y="17.348cm" presentation:class="date-time" presentation:user-transformed="true">
        <draw:text-box>
          <text:p/>
        </draw:text-box>
      </draw:frame>
      <draw:frame draw:name="Footer Placeholder 3" presentation:style-name="Mpr2" draw:text-style-name="MP8" draw:layer="backgroundobjects" svg:width="10.723cm" svg:height="1.322cm" svg:x="11.571cm" svg:y="17.348cm" presentation:class="footer" presentation:user-transformed="true">
        <draw:text-box>
          <text:p/>
        </draw:text-box>
      </draw:frame>
      <draw:frame draw:name="Slide Number Placeholder 4" presentation:style-name="Mpr2" draw:text-style-name="MP8" draw:layer="backgroundobjects" svg:width="7.901cm" svg:height="1.322cm" svg:x="24.271cm" svg:y="17.348cm" presentation:class="page-number" presentation:user-transformed="true">
        <draw:text-box>
          <text:p/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9" draw:style-name="Mgr3" draw:text-style-name="MP5" draw:layer="backgroundobjects" svg:width="33.913cm" svg:height="19.049cm" svg:x="0cm" svg:y="0cm">
        <draw:image xlink:href="Pictures/1000000000000400000003004E15631B084D23AF.jpg" xlink:type="simple" xlink:show="embed" xlink:actuate="onLoad" draw:mime-type="image/jpeg">
          <text:p/>
        </draw:image>
      </draw:frame>
      <draw:frame draw:name="Title 1" presentation:style-name="Mpr5" draw:text-style-name="MP7" draw:layer="backgroundobjects" svg:width="30.479cm" svg:height="1.617cm" svg:x="1.693cm" svg:y="0.529cm" presentation:class="title" presentation:user-transformed="true">
        <draw:text-box>
          <text:p text:style-name="MP6"><text:span text:style-name="MT1">Click to edit Master title style</text:span></text:p>
        </draw:text-box>
      </draw:frame>
      <draw:frame draw:name="Content Placeholder 2" presentation:style-name="Mpr6" draw:text-style-name="MP13" draw:layer="backgroundobjects" svg:width="30.479cm" svg:height="13.757cm" svg:x="1.693cm" svg:y="3.263cm" presentation:class="outline" presentation:user-transformed="true">
        <draw:text-box>
          <text:list text:style-name="ML4">
            <text:list-item>
              <text:p text:style-name="MP9"><text:span text:style-name="MT2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901cm" svg:height="1.322cm" svg:x="1.693cm" svg:y="17.348cm" presentation:class="date-time" presentation:user-transformed="true">
        <draw:text-box>
          <text:p/>
        </draw:text-box>
      </draw:frame>
      <draw:frame draw:name="Footer Placeholder 4" presentation:style-name="Mpr7" draw:text-style-name="MP8" draw:layer="backgroundobjects" svg:width="10.723cm" svg:height="1.322cm" svg:x="11.571cm" svg:y="17.348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901cm" svg:height="1.322cm" svg:x="24.271cm" svg:y="17.348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WPS Presentation</dc:title>
    <meta:editing-cycles>4</meta:editing-cycles>
    <meta:creation-date>2021-08-31T12:06:00</meta:creation-date>
    <dc:date>2021-09-01T17:49:49.485000000</dc:date>
    <meta:editing-duration>PT47S</meta:editing-duration>
    <meta:generator>LibreOffice/7.0.4.2$Windows_X86_64 LibreOffice_project/dcf040e67528d9187c66b2379df5ea4407429775</meta:generator>
    <meta:document-statistic meta:object-count="45"/>
    <meta:user-defined meta:name="AppVersion">14.0000</meta:user-defined>
    <meta:user-defined meta:name="KSOProductBuildVer">1033-11.2.0.10224</meta:user-defined>
    <meta:user-defined meta:name="PresentationFormat">Widescreen</meta:user-defined>
    <meta:user-defined meta:name="Slides" meta:value-type="float">3</meta:user-defined>
  </office:meta>
</office:document-meta>
</file>